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FilterRegistration.getUrlPattern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Registration.addMappingForServletNames( EnumSet &lt; DispatcherType &gt; dispatcherTypes , boolean isMatchAfter , String ... servlet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FilterRegistration.get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Registration.setInitParameters( Map &lt; String , String &gt; init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Registration.get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Registration.isAsync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Registration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Registration.addMappingForUrlPatterns( EnumSet &lt; DispatcherType &gt; dispatcherTypes , boolean isMatchAfter , String ... url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FilterRegistration.getServletNam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Registration.setInit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Regist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Registration.setAsyncSupported( boolean isAsync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Registra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